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2203D9EEC9291A532DA.jpg" manifest:media-type="image/jpeg"/>
  <manifest:file-entry manifest:full-path="Pictures/1000000000000034000000343FB3F43192A0E2AE.jpg" manifest:media-type="image/jpeg"/>
  <manifest:file-entry manifest:full-path="Pictures/100000000000013B000000A0FB1F0B51288FDA31.jpg" manifest:media-type="image/jpeg"/>
  <manifest:file-entry manifest:full-path="Pictures/1000000000000113000000B71AA8388605D002F3.png" manifest:media-type="image/png"/>
  <manifest:file-entry manifest:full-path="Pictures/100002010000089800000205F01FBB13861C5833.png" manifest:media-type="image/png"/>
  <manifest:file-entry manifest:full-path="Pictures/100002010000002E0000002E56D5001252F6F842.png" manifest:media-type="image/png"/>
  <manifest:file-entry manifest:full-path="Pictures/10000000000002E200000302186DD3D6F0B0BCA4.jpg" manifest:media-type="image/jpeg"/>
  <manifest:file-entry manifest:full-path="Pictures/1000020100000373000000CFB9F0C828824C8DF8.png" manifest:media-type="image/png"/>
  <manifest:file-entry manifest:full-path="Pictures/100002010000012C000000EA61E54A5F3885EE6C.png" manifest:media-type="image/png"/>
  <manifest:file-entry manifest:full-path="Pictures/100000000000034A000001B8A2B0059AD093091C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3" svg:font-family="'Century Gothic'"/>
    <style:font-face style:name="CopperplateGothicBT1" svg:font-family="CopperplateGothicBT"/>
    <style:font-face style:name="Minionular1" svg:font-family="Minionular"/>
    <style:font-face style:name="Century Gothic4" svg:font-family="'Century Gothic'" style:font-family-generic="swiss"/>
    <style:font-face style:name="Century gothic1" svg:font-family="'Century gothic'" style:font-family-generic="swiss"/>
    <style:font-face style:name="Arial" svg:font-family="Arial" style:font-pitch="variable"/>
    <style:font-face style:name="Century Gothic2" svg:font-family="'Century Gothic'" style:font-pitch="variable"/>
    <style:font-face style:name="CopperplateGothicBT" svg:font-family="CopperplateGothicBT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inionular" svg:font-family="Minionular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" style:family="graphic" style:parent-style-name="standard">
      <style:graphic-properties draw:stroke="none" draw:fill="none" fo:min-height="1.757cm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title">
      <style:graphic-properties fo:min-height="1.631cm"/>
    </style:style>
    <style:style style:name="pr4" style:family="presentation" style:parent-style-name="Title_20_and_20_Content-outline1">
      <style:graphic-properties fo:min-height="16.548cm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 style:list-style-name="L3">
      <style:graphic-properties fo:min-height="16.548cm"/>
    </style:style>
    <style:style style:name="pr7" style:family="presentation" style:parent-style-name="Title_20_and_20_Content-outline1" style:list-style-name="L3">
      <style:graphic-properties fo:min-height="16.548cm"/>
    </style:style>
    <style:style style:name="pr8" style:family="presentation" style:parent-style-name="Title_20_and_20_Content-outline1" style:list-style-name="L3">
      <style:graphic-properties fo:min-height="16.548cm"/>
    </style:style>
    <style:style style:name="pr9" style:family="presentation" style:parent-style-name="Title_20_and_20_Content-outline1" style:list-style-name="L3">
      <style:graphic-properties fo:min-height="16.548cm"/>
    </style:style>
    <style:style style:name="pr10" style:family="presentation" style:parent-style-name="Title_20_and_20_Content-outline1" style:list-style-name="L3">
      <style:graphic-properties fo:min-height="16.548cm"/>
    </style:style>
    <style:style style:name="pr11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style:font-name="Century gothic1" fo:font-size="14pt" style:font-size-asian="14pt" style:font-size-complex="14p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Century gothic1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style:font-name="Century gothic1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style:line-break="stric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20pt" fo:font-weight="bold" style:font-weight-asian="bold" style:font-weight-complex="bold"/>
    </style:style>
    <style:style style:name="T2" style:family="text">
      <style:text-properties style:font-name="Century gothic1" fo:font-size="14pt" style:font-size-asian="14pt" style:font-size-complex="14pt"/>
    </style:style>
    <style:style style:name="T3" style:family="text">
      <style:text-properties fo:color="#193300" style:font-name="Century gothic1" fo:font-size="26pt" fo:font-weight="bold" style:font-size-asian="26pt" style:font-weight-asian="bold" style:font-name-complex="Arial1" style:font-size-complex="2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Century gothic1" fo:font-size="20pt" fo:font-weight="normal" style:font-size-asian="20pt" style:font-weight-asian="normal" style:font-name-complex="CopperplateGothicBT1" style:font-size-complex="20pt" style:font-weight-complex="normal"/>
    </style:style>
    <style:style style:name="T6" style:family="text">
      <style:text-properties fo:color="#000000" style:font-name="Century gothic1" fo:font-size="24pt" fo:language="en" fo:country="US" fo:font-weight="bold" style:font-size-asian="24pt" style:font-weight-asian="bold" style:font-name-complex="CopperplateGothicBT1" style:font-size-complex="24pt" style:font-weight-complex="bold"/>
    </style:style>
    <style:style style:name="T7" style:family="text">
      <style:text-properties fo:color="#000000" style:font-name="Minionular1" fo:font-size="20pt" fo:language="en" fo:country="US" style:font-size-asian="20pt" style:font-name-complex="Minionular1" style:font-size-complex="20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color="#000000" style:font-name="Minionular1" fo:font-size="20pt" style:font-size-asian="20pt" style:font-name-complex="Minionular1" style:font-size-complex="20pt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font-name="Minionular1" fo:font-size="22pt" fo:font-weight="bold" style:font-size-asian="22pt" style:font-weight-asian="bold" style:font-name-complex="Minionular1" style:font-size-complex="22pt" style:font-weight-complex="bold"/>
    </style:style>
    <style:style style:name="T1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5" style:family="text">
      <style:text-properties fo:font-size="22pt" fo:language="en" fo:country="US" style:font-size-asian="22pt" style:font-size-complex="22pt"/>
    </style:style>
    <style:style style:name="T16" style:family="text">
      <style:text-properties style:font-name="Arial" fo:font-size="20pt" fo:language="en" fo:country="US" style:font-size-asian="20pt" style:font-size-complex="20pt"/>
    </style:style>
    <style:style style:name="T17" style:family="text">
      <style:text-properties style:font-name="Times New Roman" fo:font-size="20pt" fo:language="en" fo:country="US" style:font-size-asian="20pt" style:font-size-complex="20pt"/>
    </style:style>
    <style:style style:name="T18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0.312cm" svg:height="2.2cm" svg:x="7.6cm" svg:y="10cm" presentation:class="title" presentation:user-transformed="true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14.331cm" svg:height="4.655cm" svg:x="13.228cm" svg:y="13.595cm">
          <draw:text-box>
            <text:p><text:span text:style-name="T2"/></text:p>
            <text:p><text:span text:style-name="T2"><text:s text:c="41"/></text:span><text:span text:style-name="T2">By,</text:span></text:p>
            <text:p><text:span text:style-name="T2"><text:s text:c="27"/></text:span><text:span text:style-name="T2"><text:tab/></text:span><text:span text:style-name="T2"> <text:s text:c="9"/></text:span><text:span text:style-name="T2">T.Venkata Rao.</text:span></text:p>
          </draw:text-box>
        </draw:frame>
        <draw:frame draw:style-name="gr2" draw:text-style-name="P5" draw:layer="layout" svg:width="19.712cm" svg:height="2.007cm" svg:x="8.2cm" svg:y="10.193cm">
          <draw:text-box>
            <text:p text:style-name="P4"><text:span text:style-name="T3"><text:s text:c="2"/></text:span><text:span text:style-name="T3">ARM Instruction Set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><text:span text:style-name="T4">Agenda</text:span></text:p>
          </draw:text-box>
        </draw:frame>
        <draw:frame presentation:style-name="pr4" draw:text-style-name="P8" draw:layer="layout" svg:width="27.03cm" svg:height="16.798cm" svg:x="0.478cm" svg:y="2.722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The ARM Instruction Set.</text:span></text:p>
              </text:list-item>
              <text:list-item>
                <text:p><text:span text:style-name="T5">The Thumb Instruction Set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3" draw:text-style-name="P10" draw:layer="layout" svg:width="25.081cm" svg:height="1.631cm" svg:x="0.292cm" svg:y="0.311cm" presentation:class="title" presentation:user-transformed="true">
          <draw:text-box>
            <text:p text:style-name="P9"><text:span text:style-name="T6"><text:s text:c="2"/></text:span><text:span text:style-name="T6">Instructions</text:span></text:p>
          </draw:text-box>
        </draw:frame>
        <draw:frame presentation:style-name="pr6" draw:text-style-name="P12" draw:layer="layout" svg:width="27.03cm" svg:height="16.798cm" svg:x="1cm" svg:y="2.802cm" presentation:class="outline" presentation:user-transformed="true">
          <draw:text-box>
            <text:list text:style-name="L3">
              <text:list-item>
                <text:p text:style-name="P11"><text:span text:style-name="T7">Instructions process data held in registers and access memory with load and store instructions</text:span></text:p>
              </text:list-item>
              <text:list-item>
                <text:p text:style-name="P11"><text:span text:style-name="T8">Classes of instruction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Data processing</text:span></text:p>
                  </text:list-item>
                  <text:list-item>
                    <text:p text:style-name="P11"><text:span text:style-name="T8">Branch instructions</text:span></text:p>
                  </text:list-item>
                  <text:list-item>
                    <text:p text:style-name="P11"><text:span text:style-name="T8">Load-store instructions</text:span></text:p>
                  </text:list-item>
                  <text:list-item>
                    <text:p text:style-name="P11"><text:span text:style-name="T8">Software interrupt instruction</text:span></text:p>
                  </text:list-item>
                  <text:list-item>
                    <text:p text:style-name="P11"><text:span text:style-name="T8">Program status register instructions</text:span></text:p>
                  </text:list-item>
                </text:list>
              </text:list-item>
            </text:list>
            <text:p text:style-name="P11"><text:span text:style-name="T8"/></text:p>
            <text:list text:style-name="L3">
              <text:list-header>
                <text:p><text:span text:style-name="T9"/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3" draw:text-style-name="P13" draw:layer="layout" svg:width="25.081cm" svg:height="1.631cm" svg:x="0.292cm" svg:y="0.311cm" presentation:class="title" presentation:user-transformed="true">
          <draw:text-box>
            <text:p text:style-name="P9"><text:span text:style-name="T10"><text:s/></text:span><text:span text:style-name="T11"><text:s/></text:span><text:span text:style-name="T11">ARM data types</text:span></text:p>
          </draw:text-box>
        </draw:frame>
        <draw:frame presentation:style-name="pr7" draw:text-style-name="P12" draw:layer="layout" svg:width="27.03cm" svg:height="16.798cm" svg:x="0.478cm" svg:y="2.722cm" presentation:class="outline">
          <draw:text-box>
            <text:list text:style-name="L3">
              <text:list-item>
                <text:p text:style-name="P11"><text:span text:style-name="T8">Word is 32 bits long.</text:span></text:p>
              </text:list-item>
              <text:list-item>
                <text:p text:style-name="P11"><text:span text:style-name="T8">Word can be divided into four 8-bit bytes.</text:span></text:p>
              </text:list-item>
              <text:list-item>
                <text:p text:style-name="P11"><text:span text:style-name="T8">ARM addresses can be 32 bits long.</text:span></text:p>
              </text:list-item>
              <text:list-item>
                <text:p text:style-name="P11"><text:span text:style-name="T8">Address refers to byte.</text:span></text:p>
              </text:list-item>
              <text:list-item>
                <text:p text:style-name="P11"><text:span text:style-name="T8">Address 4 starts at byte 4.</text:span></text:p>
              </text:list-item>
              <text:list-item>
                <text:p text:style-name="P11"><text:span text:style-name="T8">Can be configured at power-up as either little- or big-endian mod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3" draw:text-style-name="P13" draw:layer="layout" svg:width="25.081cm" svg:height="1.631cm" svg:x="0.292cm" svg:y="0.311cm" presentation:class="title">
          <draw:text-box>
            <text:p><text:span text:style-name="T12"><text:s/></text:span><text:span text:style-name="T13">Data Processing Instructions.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3">
              <text:list-item>
                <text:p text:style-name="P11"><text:span text:style-name="T8">Manipulate data within register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MOVE instructions</text:span></text:p>
                  </text:list-item>
                  <text:list-item>
                    <text:p text:style-name="P11"><text:span text:style-name="T8">Arithmetic instructions</text:span></text:p>
                  </text:list-item>
                  <text:list-item>
                    <text:p text:style-name="P11"><text:span text:style-name="T8">Multiply instructions</text:span></text:p>
                  </text:list-item>
                  <text:list-item>
                    <text:p text:style-name="P11"><text:span text:style-name="T8">Logical instructions</text:span></text:p>
                  </text:list-item>
                  <text:list-item>
                    <text:p text:style-name="P11"><text:span text:style-name="T8">Comparison instruction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Suffix S on data processing instructions updates flags in CPSR</text:span></text:p>
              </text:list-item>
            </text:list>
            <text:p text:style-name="P11"><text:span text:style-name="T8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><text:span text:style-name="T4"><text:s/></text:span><text:span text:style-name="T11">Move instruction</text:span></text:p>
          </draw:text-box>
        </draw:frame>
        <draw:frame presentation:style-name="pr4" draw:text-style-name="P12" draw:layer="layout" svg:width="27.03cm" svg:height="16.798cm" svg:x="0.478cm" svg:y="2.722cm" presentation:class="outline" presentation:user-transformed="true">
          <draw:text-box>
            <text:list text:style-name="L3">
              <text:list-item>
                <text:p text:style-name="P11"><text:span text:style-name="T14">MOV Rd, 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Rd : destination register</text:span></text:p>
                  </text:list-item>
                  <text:list-item>
                    <text:p text:style-name="P11"><text:span text:style-name="T8">N : can be an immediate value or source register </text:span></text:p>
                  </text:list-item>
                  <text:list-item>
                    <text:p text:style-name="P11"><text:span text:style-name="T8">Example: mov r7, r5</text:span></text:p>
                  </text:list-item>
                </text:list>
              </text:list-item>
            </text:list>
            <text:p text:style-name="P11"><text:span text:style-name="T8"/></text:p>
            <text:list text:continue-numbering="true" text:style-name="L2">
              <text:list-item>
                <text:p text:style-name="P11"><text:span text:style-name="T14">MVN <text:s/>Rd, N</text:span></text:p>
                <text:list>
                  <text:list-item>
                    <text:p text:style-name="P11"><text:span text:style-name="T8">Move into Rd not of the 32-bit value from sour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><text:span text:style-name="T4"><text:s/></text:span><text:span text:style-name="T11">Using Barrel Shifter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Enables shifting 32-bit operand in one of the source registers left or right by a specific number of positions within the cycle time of instruction</text:span></text:p>
              </text:list-item>
              <text:list-item>
                <text:p text:style-name="P11"><text:span text:style-name="T8">Basic Barrel shifter operations</text:span></text:p>
                <text:list>
                  <text:list-item>
                    <text:p text:style-name="P11"><text:span text:style-name="T8">Shift left, shift right, rotate right</text:span></text:p>
                  </text:list-item>
                </text:list>
              </text:list-item>
              <text:list-item>
                <text:p text:style-name="P11"><text:span text:style-name="T8">Facilitates fast multiply, division and increases code density</text:span></text:p>
              </text:list-item>
              <text:list-item>
                <text:p text:style-name="P11"><text:span text:style-name="T8">Example: mov r7, r5, LSL #2</text:span></text:p>
                <text:list>
                  <text:list-item>
                    <text:p text:style-name="P11"><text:span text:style-name="T8">Multiplies content of r5 by 4 and puts result in r7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><text:span text:style-name="T4"><text:s/></text:span><text:span text:style-name="T11">Arithmetic Instructions</text:span></text:p>
          </draw:text-box>
        </draw:frame>
        <draw:frame presentation:style-name="pr4" draw:text-style-name="P14" draw:layer="layout" svg:width="27.03cm" svg:height="16.798cm" svg:x="0.478cm" svg:y="2.722cm" presentation:class="outline">
          <draw:text-box>
            <text:list text:style-name="L3">
              <text:list-item>
                <text:p text:style-name="P11"><text:span text:style-name="T15">Implements 32 bit addition and subtraction</text:span></text:p>
                <text:list>
                  <text:list-item>
                    <text:p text:style-name="P11"><text:span text:style-name="T15">3-operand form</text:span></text:p>
                  </text:list-item>
                  <text:list-item>
                    <text:p text:style-name="P11"><text:span text:style-name="T15">Examples: </text:span></text:p>
                    <text:list>
                      <text:list-item>
                        <text:p text:style-name="P11"><text:span text:style-name="T15">SUB r0, r1, r2</text:span></text:p>
                        <text:list>
                          <text:list-item>
                            <text:p text:style-name="P11"><text:span text:style-name="T15">Subtract value stored in r2 from that of r1 and store in r0</text:span></text:p>
                          </text:list-item>
                        </text:list>
                      </text:list-item>
                      <text:list-item>
                        <text:p text:style-name="P11"><text:span text:style-name="T15">SUBS r1, r1, #1</text:span></text:p>
                        <text:list>
                          <text:list-item>
                            <text:p text:style-name="P11"><text:span text:style-name="T15">Subtract 1 from r1 and store result in r1 and update Z and C fla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office:forms form:automatic-focus="false" form:apply-design-mode="false"/>
        <draw:frame presentation:style-name="pr3" draw:text-style-name="P13" draw:layer="layout" svg:width="25.081cm" svg:height="1.631cm" svg:x="0.292cm" svg:y="0.311cm" presentation:class="title" presentation:user-transformed="true">
          <draw:text-box>
            <text:p><text:span text:style-name="T4"><text:s/></text:span><text:span text:style-name="T11">Arithmetic Instructions With Barrel Shifter</text:span></text:p>
          </draw:text-box>
        </draw:frame>
        <draw:frame presentation:style-name="pr8" draw:text-style-name="P12" draw:layer="layout" svg:width="27.03cm" svg:height="16.798cm" svg:x="0.478cm" svg:y="2.722cm" presentation:class="outline">
          <draw:text-box>
            <text:list text:style-name="L3">
              <text:list-item>
                <text:p text:style-name="P11"><text:span text:style-name="T8">Use of barrel shifter with arithmetic and logical instructions increases the set of possible available operations</text:span></text:p>
              </text:list-item>
              <text:list-item>
                <text:p text:style-name="P11"><text:span text:style-name="T8">Example</text:span></text:p>
                <text:list>
                  <text:list-item>
                    <text:p text:style-name="P11"><text:span text:style-name="T14">ADD r0,r1,r1 LSL#1</text:span></text:p>
                  </text:list-item>
                  <text:list-item>
                    <text:p text:style-name="P11"><text:span text:style-name="T8">Register r1 is shifted to the left by 1, then it is added with r1 and the result ( 3 times r1) is stored in r0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Multiply Instructions</text:span></text:p>
          </draw:text-box>
        </draw:frame>
        <draw:frame presentation:style-name="pr9" draw:text-style-name="P12" draw:layer="layout" svg:width="27.03cm" svg:height="16.798cm" svg:x="0.478cm" svg:y="2.722cm" presentation:class="outline">
          <draw:text-box>
            <text:list text:style-name="L3">
              <text:list-item>
                <text:p text:style-name="P11"><text:span text:style-name="T8">Multiply contents of a pair of registers </text:span></text:p>
                <text:list>
                  <text:list-item>
                    <text:p text:style-name="P11"><text:span text:style-name="T8">Long multiply generates 64 bit result</text:span></text:p>
                  </text:list-item>
                </text:list>
              </text:list-item>
              <text:list-item>
                <text:p text:style-name="P11"><text:span text:style-name="T8">Examples:</text:span></text:p>
                <text:list>
                  <text:list-item>
                    <text:p text:style-name="P11"><text:span text:style-name="T8">MUL r0, r1,r2</text:span></text:p>
                    <text:list>
                      <text:list-item>
                        <text:p text:style-name="P11"><text:span text:style-name="T8">Contents of r1 and r2 multiplied and put in r0</text:span></text:p>
                      </text:list-item>
                    </text:list>
                  </text:list-item>
                  <text:list-item>
                    <text:p text:style-name="P11"><text:span text:style-name="T8">UMULL r0,r1,r2,r3</text:span></text:p>
                    <text:list>
                      <text:list-item>
                        <text:p text:style-name="P11"><text:span text:style-name="T8">Unsigned multiply with result stored in r0 and r1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Number of cycles taken for execution of multiply instruction depends upon processor implement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1" draw:id="id11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Multiply and Accumulate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Result of multiplication can be accumulated with content of another register</text:span></text:p>
                <text:list>
                  <text:list-item>
                    <text:p text:style-name="P11"><text:span text:style-name="T14">MLA Rd, Rm, Rs, Rn</text:span></text:p>
                    <text:list>
                      <text:list-item>
                        <text:p text:style-name="P11"><text:span text:style-name="T8">Rd =(Rm*Rs) + Rn</text:span></text:p>
                      </text:list-item>
                    </text:list>
                  </text:list-item>
                  <text:list-item>
                    <text:p text:style-name="P11"><text:span text:style-name="T14">UMLAL Rdlo, Rdhi, Rm, Rs</text:span></text:p>
                    <text:list>
                      <text:list-item>
                        <text:p text:style-name="P11"><text:span text:style-name="T8">[Rdhi,Rdlo] = [Rdhi,Rdlo] + (Rm*R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Compare Instructions</text:span></text:p>
          </draw:text-box>
        </draw:frame>
        <draw:frame presentation:style-name="pr10" draw:text-style-name="P12" draw:layer="layout" svg:width="27.03cm" svg:height="16.798cm" svg:x="0.478cm" svg:y="2.722cm" presentation:class="outline">
          <draw:text-box>
            <text:list text:style-name="L3">
              <text:list-item>
                <text:p text:style-name="P11"><text:span text:style-name="T8">Enables comparison of 32 bit values</text:span></text:p>
                <text:list>
                  <text:list-item>
                    <text:p text:style-name="P11"><text:span text:style-name="T8">Updates CPSR flags but do not affect other registers</text:span></text:p>
                  </text:list-item>
                  <text:list-item>
                    <text:p text:style-name="P11"><text:span text:style-name="T8">Examples</text:span></text:p>
                    <text:list>
                      <text:list-item>
                        <text:p text:style-name="P11"><text:span text:style-name="T14">CMP r0,r9</text:span></text:p>
                        <text:list>
                          <text:list-item>
                            <text:p text:style-name="P11"><text:span text:style-name="T8">Flags set as a result of r0 - r9</text:span></text:p>
                          </text:list-item>
                        </text:list>
                      </text:list-item>
                      <text:list-item>
                        <text:p text:style-name="P11"><text:span text:style-name="T14">TEQ r0,r9</text:span></text:p>
                        <text:list>
                          <text:list-item>
                            <text:p text:style-name="P11"><text:span text:style-name="T8">Flags set as a result r0 ex-or r9</text:span></text:p>
                          </text:list-item>
                        </text:list>
                      </text:list-item>
                      <text:list-item>
                        <text:p text:style-name="P11"><text:span text:style-name="T14">TST r0,r9</text:span></text:p>
                        <text:list>
                          <text:list-item>
                            <text:p text:style-name="P11"><text:span text:style-name="T8">Flags set as a result of r0 &amp; r9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Load-Store Instructions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Transfers data between memory and processor registers</text:span></text:p>
                <text:list>
                  <text:list-item>
                    <text:p text:style-name="P11"><text:span text:style-name="T8">Single register transfer</text:span></text:p>
                    <text:list>
                      <text:list-item>
                        <text:p text:style-name="P11"><text:span text:style-name="T8">Data types supported are signed and unsigned words (32 bits), half-words, bytes</text:span></text:p>
                      </text:list-item>
                    </text:list>
                  </text:list-item>
                  <text:list-item>
                    <text:p text:style-name="P11"><text:span text:style-name="T8">Multiple-register transfer</text:span></text:p>
                    <text:list>
                      <text:list-item>
                        <text:p text:style-name="P11"><text:span text:style-name="T8">Transfer multiple registers between memory and the processor in a single instruction</text:span></text:p>
                      </text:list-item>
                    </text:list>
                  </text:list-item>
                  <text:list-item>
                    <text:p text:style-name="P11"><text:span text:style-name="T8">Swap</text:span></text:p>
                    <text:list>
                      <text:list-item>
                        <text:p text:style-name="P11"><text:span text:style-name="T8">Swaps content of a memory location with the contents of a regist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 xml:id="id14" draw:id="id14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Single Transfer Instructions</text:span></text:p>
          </draw:text-box>
        </draw:frame>
        <draw:frame presentation:style-name="pr4" draw:text-style-name="P12" draw:layer="layout" svg:width="27.03cm" svg:height="16.798cm" svg:x="0.478cm" svg:y="2.722cm" presentation:class="outline" presentation:user-transformed="true">
          <draw:text-box>
            <text:list text:style-name="L2">
              <text:list-item>
                <text:p text:style-name="P11"><text:span text:style-name="T16">Load &amp; Store data on a boundary alignment</text:span></text:p>
                <text:list>
                  <text:list-item>
                    <text:p text:style-name="P11"><text:span text:style-name="T16">LDR, LDRH, LDRB : </text:span></text:p>
                    <text:list>
                      <text:list-item>
                        <text:p text:style-name="P11"><text:span text:style-name="T16">load (word, half-word, byte)</text:span></text:p>
                      </text:list-item>
                    </text:list>
                  </text:list-item>
                  <text:list-item>
                    <text:p text:style-name="P11"><text:span text:style-name="T16">STR, STRH, STRB : </text:span></text:p>
                    <text:list>
                      <text:list-item>
                        <text:p text:style-name="P11"><text:span text:style-name="T16">store (word, half-word, byte)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6">Supports different addressing modes:</text:span></text:p>
                <text:list>
                  <text:list-item>
                    <text:p text:style-name="P11"><text:span text:style-name="T16">Register indirect : LDR r0,[r1]</text:span></text:p>
                  </text:list-item>
                  <text:list-item>
                    <text:p text:style-name="P11"><text:span text:style-name="T16">Immediate: LDR r0,[r1,#4]</text:span></text:p>
                    <text:list>
                      <text:list-item>
                        <text:p text:style-name="P11"><text:span text:style-name="T16">12-bit offset added to the base register</text:span></text:p>
                      </text:list-item>
                    </text:list>
                  </text:list-item>
                  <text:list-item>
                    <text:p text:style-name="P11"><text:span text:style-name="T16">Register operation: LDR r0,[r1,-r2]</text:span></text:p>
                    <text:list>
                      <text:list-item>
                        <text:p text:style-name="P11"><text:span text:style-name="T16">Address calculated using base register and another regist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 xml:id="id15" draw:id="id15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More Addressing Modes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Scaled</text:span></text:p>
                <text:list>
                  <text:list-item>
                    <text:p text:style-name="P11"><text:span text:style-name="T8">Address is calculated using the base address register and a barrel shift operation </text:span></text:p>
                  </text:list-item>
                </text:list>
              </text:list-item>
              <text:list-item>
                <text:p text:style-name="P11"><text:span text:style-name="T8">Pre &amp; Post Indexing</text:span></text:p>
                <text:list>
                  <text:list-item>
                    <text:p text:style-name="P11"><text:span text:style-name="T8">Pre-index with write back: LDR r0,[r1,#4]!</text:span></text:p>
                    <text:list>
                      <text:list-item>
                        <text:p text:style-name="P11"><text:span text:style-name="T8">Updates the address base register with new address</text:span></text:p>
                      </text:list-item>
                    </text:list>
                  </text:list-item>
                  <text:list-item>
                    <text:p text:style-name="P11"><text:span text:style-name="T8">Post index: LDR r0,[r1],#4</text:span></text:p>
                    <text:list>
                      <text:list-item>
                        <text:p text:style-name="P11"><text:span text:style-name="T8">Updates the address register after address is used</text:span></text:p>
                      </text:list-item>
                    </text:list>
                  </text:list-item>
                </text:list>
                <text:p text:style-name="P11"><text:span text:style-name="T8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 xml:id="id16" draw:id="id16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Multiple Register Transfer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Load-store multiple instructions transfer multiple register contents between memory and the processor in a single instruction</text:span></text:p>
              </text:list-item>
              <text:list-item>
                <text:p text:style-name="P11"><text:span text:style-name="T8">More efficient </text:span><text:span text:style-name="T17">–</text:span><text:span text:style-name="T8"> for moving blocks of memory and saving and restoring context and stack</text:span></text:p>
              </text:list-item>
              <text:list-item>
                <text:p text:style-name="P11"><text:span text:style-name="T8">These instructions can increase </text:span><text:span text:style-name="T18">interrupt latency</text:span></text:p>
                <text:list>
                  <text:list-item>
                    <text:p text:style-name="P11"><text:span text:style-name="T8">Usually instruction executions are not interrupted by ARM</text:span></text:p>
                  </text:list-item>
                </text:list>
                <text:p text:style-name="P11"><text:span text:style-name="T8"/></text:p>
              </text:list-item>
            </text:list>
            <text:p text:style-name="P11"><text:span text:style-name="T14">Multiple Byte Load-Store :</text:span></text:p>
            <text:list text:continue-numbering="true" text:style-name="L2">
              <text:list-item>
                <text:p text:style-name="P11"><text:span text:style-name="T8">Any subset of current bank of registers can be transferred to memory or fetched from memory</text:span></text:p>
                <text:list>
                  <text:list-item>
                    <text:p text:style-name="P11"><text:span text:style-name="T8">LDM</text:span></text:p>
                  </text:list-item>
                  <text:list-item>
                    <text:p text:style-name="P11"><text:span text:style-name="T8">SDM</text:span></text:p>
                  </text:list-item>
                  <text:list-item>
                    <text:p text:style-name="P11"><text:span text:style-name="T8">The base register Rn determines source or destination address <text:s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 xml:id="id17" draw:id="id17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Some Stack Instructions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Full Ascending </text:span></text:p>
                <text:list>
                  <text:list-item>
                    <text:p text:style-name="P11"><text:span text:style-name="T8">LDMFA : translates to LDMDA <text:s/>(POP)</text:span></text:p>
                  </text:list-item>
                  <text:list-item>
                    <text:p text:style-name="P11"><text:span text:style-name="T8">STMFA : translates to STMIB <text:s/>(PUSH) </text:span></text:p>
                  </text:list-item>
                  <text:list-item>
                    <text:p text:style-name="P11"><text:span text:style-name="T8">SP points to last item in stack</text:span></text:p>
                  </text:list-item>
                </text:list>
              </text:list-item>
              <text:list-item>
                <text:p text:style-name="P11"><text:span text:style-name="T8">Empty Descending</text:span></text:p>
                <text:list>
                  <text:list-item>
                    <text:p text:style-name="P11"><text:span text:style-name="T8">LDMED : translates to LDMIB (POP)</text:span></text:p>
                  </text:list-item>
                  <text:list-item>
                    <text:p text:style-name="P11"><text:span text:style-name="T8">STMED : translates to STMIA (PUSH) </text:span></text:p>
                  </text:list-item>
                  <text:list-item>
                    <text:p text:style-name="P11"><text:span text:style-name="T8">SP points to first unused location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 xml:id="id18" draw:id="id18">
        <office:forms form:automatic-focus="false" form:apply-design-mode="false"/>
        <draw:frame presentation:style-name="pr3" draw:text-style-name="P14" draw:layer="layout" svg:width="25.081cm" svg:height="1.631cm" svg:x="0.292cm" svg:y="0.311cm" presentation:class="title">
          <draw:text-box>
            <text:p text:style-name="P9"><text:span text:style-name="T11">SWAP</text:span><text:span text:style-name="T15"> </text:span><text:span text:style-name="T11">Instruction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Special case of load store instruction</text:span></text:p>
              </text:list-item>
              <text:list-item>
                <text:p text:style-name="P11"><text:span text:style-name="T8">Swap instructions:</text:span></text:p>
                <text:list>
                  <text:list-item>
                    <text:p text:style-name="P11"><text:span text:style-name="T8">SWP : swap a word between memory and register</text:span></text:p>
                  </text:list-item>
                  <text:list-item>
                    <text:p text:style-name="P11"><text:span text:style-name="T8">SWPB : swap a byte between memory and register</text:span></text:p>
                  </text:list-item>
                </text:list>
              </text:list-item>
              <text:list-item>
                <text:p text:style-name="P11"><text:span text:style-name="T8">Useful for implementing synchronization primitives like semaphor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" xml:id="id19" draw:id="id19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Control Flow Instructions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Branch Instructions</text:span></text:p>
              </text:list-item>
              <text:list-item>
                <text:p text:style-name="P11"><text:span text:style-name="T8">Conditional Branches</text:span></text:p>
              </text:list-item>
              <text:list-item>
                <text:p text:style-name="P11"><text:span text:style-name="T8">Conditional Execution</text:span></text:p>
              </text:list-item>
              <text:list-item>
                <text:p text:style-name="P11"><text:span text:style-name="T8">Branch and Link instructions</text:span></text:p>
              </text:list-item>
              <text:list-item>
                <text:p text:style-name="P11"><text:span text:style-name="T8">Subroutine <text:s/>Return Instructions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" xml:id="id20" draw:id="id20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Branch Instruction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Branch instruction : B <text:s/>label</text:span></text:p>
                <text:list>
                  <text:list-item>
                    <text:p text:style-name="P11"><text:span text:style-name="T8">Example: B forward</text:span></text:p>
                  </text:list-item>
                  <text:list-item>
                    <text:p text:style-name="P11"><text:span text:style-name="T8">Address label is stored in the instruction as a signed pc-relative offset </text:span></text:p>
                  </text:list-item>
                </text:list>
              </text:list-item>
              <text:list-item>
                <text:p text:style-name="P11"><text:span text:style-name="T8">Conditional Branch: B&lt;cond&gt; label</text:span></text:p>
                <text:list>
                  <text:list-item>
                    <text:p text:style-name="P11"><text:span text:style-name="T8">Example: BNE loop</text:span></text:p>
                  </text:list-item>
                  <text:list-item>
                    <text:p text:style-name="P11"><text:span text:style-name="T8">Branch has a condition associated with it and executed if condition codes have the correct val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" xml:id="id21" draw:id="id21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 text:style-name="P9"><text:span text:style-name="T11">Conditional Execution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An unusual feature of ARM instruction set is that conditional execution applies not only to branches but to all ARM instructions</text:span></text:p>
              </text:list-item>
              <text:list-item>
                <text:p text:style-name="P11"><text:span text:style-name="T8">Example: ADDEQ r0,r1,r2</text:span></text:p>
                <text:list>
                  <text:list-item>
                    <text:p text:style-name="P11"><text:span text:style-name="T8">Instruction will only be executed when the zero flag is set to 1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" xml:id="id22" draw:id="id22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 text:style-name="P9"><text:span text:style-name="T11">Branch &amp; Link Instruction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Perform a branch, save the address following the branch in the link register, r14</text:span></text:p>
              </text:list-item>
              <text:list-item>
                <text:p text:style-name="P11"><text:span text:style-name="T8">Example: BL subroutine</text:span></text:p>
              </text:list-item>
              <text:list-item>
                <text:p text:style-name="P11"><text:span text:style-name="T8">For nested subroutine, push r14 and some work registers required to be saved onto a stack in memory</text:span></text:p>
                <text:list>
                  <text:list-item>
                    <text:p text:style-name="P11"><text:span text:style-name="T8">Example</text:span></text:p>
                    <text:list>
                      <text:list-header>
                        <text:p text:style-name="P11"><text:span text:style-name="T8">BL sub1</text:span></text:p>
                        <text:p text:style-name="P11"><text:span text:style-name="T17">…</text:span></text:p>
                        <text:p text:style-name="P11"><text:span text:style-name="T8">STMFD r13!,{r0-r2,r14}</text:span></text:p>
                        <text:p text:style-name="P11"><text:span text:style-name="T8">BL sub2</text:span></text:p>
                        <text:p text:style-name="P11"><text:span text:style-name="T17">…</text:span><text:span text:style-name="T8">..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" xml:id="id23" draw:id="id23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Software Interrupt Instruction (SWI)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A software Interrupt instruction causes a software interrupt exception, which provides a mechanism for applications to OS routines</text:span></text:p>
              </text:list-item>
              <text:list-item>
                <text:p text:style-name="P11"><text:span text:style-name="T8">Instruction: SWI {&lt;cond&gt;} <text:s/>SWI_number</text:span></text:p>
              </text:list-item>
              <text:list-item>
                <text:p text:style-name="P11"><text:span text:style-name="T8">When the processor executes an SWI instruction, it sets the program counter pc to the offset 0x8 in the vector table</text:span></text:p>
              </text:list-item>
              <text:list-item>
                <text:p text:style-name="P11"><text:span text:style-name="T8">Instruction also forces the processor mode to SVC, which allows an operating system routine to execute</text:span></text:p>
              </text:list-item>
              <text:list-item>
                <text:p text:style-name="P11"><text:span text:style-name="T8">SWI is typically executed in user mode</text:span></text:p>
              </text:list-item>
              <text:list-item>
                <text:p text:style-name="P11"><text:span text:style-name="T8">Instruction forces processor mode to supervisor (SVC) </text:span><text:span text:style-name="T17">–</text:span><text:span text:style-name="T8"> this allows an OS routine to be executed in privileged mode</text:span></text:p>
              </text:list-item>
              <text:list-item>
                <text:p text:style-name="P11"><text:span text:style-name="T8">Each SWI has an associated SWI number which is used to represent a particular function call or feature</text:span></text:p>
              </text:list-item>
              <text:list-item>
                <text:p text:style-name="P11"><text:span text:style-name="T8">Parameter passing </text:span><text:span text:style-name="T17">–</text:span><text:span text:style-name="T8"> through registers; Return value is also passed using register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" xml:id="id24" draw:id="id24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p text:style-name="P9"><text:span text:style-name="T11">Program Status Register Instructions</text:span></text:p>
          </draw:text-box>
        </draw:frame>
        <draw:frame presentation:style-name="pr4" draw:text-style-name="P12" draw:layer="layout" svg:width="27.03cm" svg:height="16.798cm" svg:x="0.478cm" svg:y="2.722cm" presentation:class="outline" presentation:user-transformed="true">
          <draw:text-box>
            <text:list text:style-name="L2">
              <text:list-item>
                <text:p text:style-name="P11"><text:span text:style-name="T8">Two instructions to control PSR directly</text:span></text:p>
              </text:list-item>
              <text:list-item>
                <text:p text:style-name="P11"><text:span text:style-name="T8">MRS </text:span><text:span text:style-name="T17">–</text:span><text:span text:style-name="T8"> transfers contents of either cpsr or spsr into a register</text:span></text:p>
              </text:list-item>
              <text:list-item>
                <text:p text:style-name="P11"><text:span text:style-name="T8">MSR </text:span><text:span text:style-name="T17">–</text:span><text:span text:style-name="T8"> transfers contents of register to cpsr or spsr</text:span></text:p>
                <text:p text:style-name="P11"><text:span text:style-name="T8"/></text:p>
              </text:list-item>
            </text:list>
            <text:list text:style-name="L3">
              <text:list-item>
                <text:p text:style-name="P11"><text:span text:style-name="T8">Example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8">Enabling IRQ interupt</text:span></text:p>
                        <text:list>
                          <text:list-item>
                            <text:p text:style-name="P11"><text:span text:style-name="T8">PRE <text:s/>cpsr = nzcvqIFt_SVC</text:span></text:p>
                            <text:p text:style-name="P11"><text:span text:style-name="T8">MRS r1,CPSR</text:span></text:p>
                            <text:p text:style-name="P11"><text:span text:style-name="T8">BIC r1,r1,#0x80</text:span></text:p>
                            <text:p text:style-name="P11"><text:span text:style-name="T8">MSR cpsr, r1</text:span></text:p>
                          </text:list-item>
                          <text:list-item>
                            <text:p text:style-name="P11"><text:span text:style-name="T8">POST <text:s/>cpsr =nzcvqiFt_SVC</text:span></text:p>
                          </text:list-item>
                          <text:list-item>
                            <text:p text:style-name="P11"><text:span text:style-name="T8">Instructions in SVC mod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8"/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" xml:id="id25" draw:id="id25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p text:style-name="P9"><text:span text:style-name="T11">Co-processor Instructions</text:span></text:p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Used to extend the instruction set</text:span></text:p>
                <text:list>
                  <text:list-item>
                    <text:p text:style-name="P11"><text:span text:style-name="T8">Used by cores with a co-processor</text:span></text:p>
                  </text:list-item>
                  <text:list-item>
                    <text:p text:style-name="P11"><text:span text:style-name="T8">Co-processor specific operations</text:span></text:p>
                  </text:list-item>
                </text:list>
              </text:list-item>
              <text:list-item>
                <text:p text:style-name="P11"><text:span text:style-name="T8">Syntax: co-processor data processing</text:span></text:p>
                <text:list>
                  <text:list-item>
                    <text:p text:style-name="P11"><text:span text:style-name="T8">CDP{&lt;cond&gt;} cp,opcode1, Cd, Cn, Cm, {,opcode2}</text:span></text:p>
                    <text:list>
                      <text:list-item>
                        <text:p text:style-name="P11"><text:span text:style-name="T8">Cp represents co-processor number between p0 to p15</text:span></text:p>
                      </text:list-item>
                      <text:list-item>
                        <text:p text:style-name="P11"><text:span text:style-name="T8"><text:s/></text:span><text:span text:style-name="T8">opcode field describes co-processor operation</text:span></text:p>
                      </text:list-item>
                      <text:list-item>
                        <text:p text:style-name="P11"><text:span text:style-name="T8">Cd, Cn, Cm co-processor register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Also co-processor register transfer and memory transfer instructions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" xml:id="id26" draw:id="id26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list text:style-name="L1">
              <text:list-header>
                <text:p text:style-name="P9"><text:span text:style-name="T11">Thumb instructions</text:span></text:p>
              </text:list-header>
            </text:list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header>
                <text:p text:style-name="P11"><text:span text:style-name="T14">Thumb:</text:span></text:p>
              </text:list-header>
              <text:list-item>
                <text:p text:style-name="P11"><text:span text:style-name="T8">Thumb encodes a subset of the 32 bit instruction set into a 16-bit subspace</text:span></text:p>
              </text:list-item>
              <text:list-item>
                <text:p text:style-name="P11"><text:span text:style-name="T8">Thumb has higher performance than ARM on a processor with a 16-bit data bus</text:span></text:p>
              </text:list-item>
              <text:list-item>
                <text:p text:style-name="P11"><text:span text:style-name="T8">Thumb has higher code density</text:span></text:p>
                <text:list>
                  <text:list-item>
                    <text:p text:style-name="P11"><text:span text:style-name="T8">For memory constrained embedded system </text:span></text:p>
                  </text:list-item>
                </text:list>
                <text:p text:style-name="P11"><text:span text:style-name="T8"/></text:p>
                <text:p text:style-name="P11"><text:span text:style-name="T14">Thumb instructions:</text:span></text:p>
              </text:list-item>
              <text:list-item>
                <text:p text:style-name="P11"><text:span text:style-name="T8">Only low registers r0 to r7 fully <text:s/>accessible</text:span></text:p>
                <text:list>
                  <text:list-item>
                    <text:p text:style-name="P11"><text:span text:style-name="T8">Higher registers accessible with MOV, ADD, CMP instructions</text:span></text:p>
                  </text:list-item>
                </text:list>
              </text:list-item>
              <text:list-item>
                <text:p text:style-name="P11"><text:span text:style-name="T8">Only branch instruction can be conditionally executed</text:span></text:p>
              </text:list-item>
              <text:list-item>
                <text:p text:style-name="P11"><text:span text:style-name="T8">Barrel shift operations are separate instructions</text:span></text:p>
                <text:p text:style-name="P11"><text:span text:style-name="T8"><text:s text:c="74"/></text:span></text:p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" xml:id="id27" draw:id="id27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>
          <draw:text-box>
            <text:list text:style-name="L1">
              <text:list-header>
                <text:p text:style-name="P9"><text:span text:style-name="T11">ARM-Thumb Inter-working</text:span></text:p>
              </text:list-header>
            </text:list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To call a thumb routine from an ARM routine the core has to change state</text:span></text:p>
                <text:list>
                  <text:list-item>
                    <text:p text:style-name="P11"><text:span text:style-name="T8">Changing T bit in CPSR</text:span></text:p>
                  </text:list-item>
                </text:list>
              </text:list-item>
              <text:list-item>
                <text:p text:style-name="P11"><text:span text:style-name="T8">BX and BLX instruction can be used for the switch</text:span></text:p>
                <text:list>
                  <text:list-item>
                    <text:p text:style-name="P11"><text:span text:style-name="T8">Example : BX r0 ; BLX r0</text:span></text:p>
                  </text:list-item>
                  <text:list-item>
                    <text:p text:style-name="P11"><text:span text:style-name="T8">Enters Thumb state if bit 0 of the address in Rn is set to binary 1; otherwise it enters ARM state</text:span></text:p>
                  </text:list-item>
                  <text:list-item>
                    <text:p text:style-name="P11"><text:span text:style-name="T8">Thumb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" xml:id="id28" draw:id="id28">
        <office:forms form:automatic-focus="false" form:apply-design-mode="false"/>
        <draw:frame presentation:style-name="pr3" draw:text-style-name="P7" draw:layer="layout" svg:width="25.081cm" svg:height="1.631cm" svg:x="0.292cm" svg:y="0.311cm" presentation:class="title" presentation:user-transformed="true">
          <draw:text-box>
            <text:list text:style-name="L1">
              <text:list-header>
                <text:p text:style-name="P9"><text:span text:style-name="T11">ARMv5E Extensions</text:span></text:p>
              </text:list-header>
            </text:list>
          </draw:text-box>
        </draw:frame>
        <draw:frame presentation:style-name="pr4" draw:text-style-name="P12" draw:layer="layout" svg:width="27.03cm" svg:height="16.798cm" svg:x="0.478cm" svg:y="2.722cm" presentation:class="outline">
          <draw:text-box>
            <text:list text:style-name="L2">
              <text:list-item>
                <text:p text:style-name="P11"><text:span text:style-name="T8">Extensions to facilitate signal processing operations</text:span></text:p>
              </text:list-item>
              <text:list-item>
                <text:p text:style-name="P11"><text:span text:style-name="T8">Supports</text:span></text:p>
                <text:list>
                  <text:list-item>
                    <text:p text:style-name="P11"><text:span text:style-name="T8">Signed multiply accumulate instruction</text:span></text:p>
                  </text:list-item>
                  <text:list-item>
                    <text:p text:style-name="P11"><text:span text:style-name="T8">Saturation Arithmetic</text:span></text:p>
                  </text:list-item>
                  <text:list-item>
                    <text:p text:style-name="P11"><text:span text:style-name="T8">Greater flexibility and efficiency when manipulating 16 bit values for applications such as 16-it digital audio processing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>Saturation Arithmetic:</text:span></text:p>
            <text:list text:continue-numbering="true" text:style-name="L2">
              <text:list-item>
                <text:p text:style-name="P11"><text:span text:style-name="T8">Normal ARM arithmetic instructions wrap around when there is an overflow of an integer value</text:span></text:p>
              </text:list-item>
              <text:list-item>
                <text:p text:style-name="P11"><text:span text:style-name="T8">Using ARMv5E instructions you can saturate the result</text:span></text:p>
                <text:list>
                  <text:list-item>
                    <text:p text:style-name="P11"><text:span text:style-name="T8">Once the highest number is exceeded the result remains at the maximum value</text:span></text:p>
                  </text:list-item>
                  <text:list-item>
                    <text:p text:style-name="P11"><text:span text:style-name="T8">Minimum value does not change on underflow</text:span></text:p>
                  </text:list-item>
                </text:list>
              </text:list-item>
              <text:list-item>
                <text:p text:style-name="P11"><text:span text:style-name="T8">Example Instructions: QADD, QSUB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losing">
        <office:forms form:automatic-focus="false" form:apply-design-mode="false"/>
        <presentation:notes draw:style-name="dp2">
          <draw:page-thumbnail draw:style-name="gr3" draw:layer="layout" svg:width="19.798cm" svg:height="11.135cm" svg:x="0.6cm" svg:y="2.257cm" draw:page-number="29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3" svg:font-family="'Century Gothic'"/>
    <style:font-face style:name="CopperplateGothicBT1" svg:font-family="CopperplateGothicBT"/>
    <style:font-face style:name="Minionular1" svg:font-family="Minionular"/>
    <style:font-face style:name="Century Gothic4" svg:font-family="'Century Gothic'" style:font-family-generic="swiss"/>
    <style:font-face style:name="Century gothic1" svg:font-family="'Century gothic'" style:font-family-generic="swiss"/>
    <style:font-face style:name="Arial" svg:font-family="Arial" style:font-pitch="variable"/>
    <style:font-face style:name="Century Gothic2" svg:font-family="'Century Gothic'" style:font-pitch="variable"/>
    <style:font-face style:name="CopperplateGothicBT" svg:font-family="CopperplateGothicBT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inionular" svg:font-family="Minionular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6" style:family="presentation" style:parent-style-name="Address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7" style:family="presentation" style:parent-style-name="Address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8" style:family="presentation" style:parent-style-name="Address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9" style:family="presentation" style:parent-style-name="Address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39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697cm" fo:min-width="27.62cm" fo:padding-top="0.095cm" fo:padding-bottom="0.095cm" fo:padding-left="0.19cm" fo:padding-right="0.19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9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5.7000007629395pt"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font-size="14pt" fo:hyphenate="false"/>
    </style:style>
    <style:style style:name="MP21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25.700000762939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8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4" draw:layer="backgroundobjects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frame draw:name="Content Placeholder 2" presentation:style-name="Mpr4" draw:text-style-name="MP11" draw:layer="backgroundobjects" svg:width="27.03cm" svg:height="16.798cm" svg:x="0.478cm" svg:y="2.72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5" draw:text-style-name="MP13" draw:layer="backgroundobjects" svg:width="25.081cm" svg:height="1.631cm" svg:x="0.292cm" svg:y="0.311cm" presentation:class="title" presentation:user-transformed="true">
        <draw:text-box>
          <text:p text:style-name="MP12"><text:span text:style-name="MT8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frame draw:name="Picture 8" draw:style-name="Mgr4" draw:text-style-name="MP5" draw:layer="backgroundobjects" svg:width="7.043cm" svg:height="9.798cm" svg:x="1.75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8" draw:text-style-name="MP13" draw:layer="backgroundobjects" svg:width="25.374cm" svg:height="2.331cm" svg:x="2.625cm" svg:y="10.5cm" presentation:class="title" presentation:user-transformed="true">
        <draw:text-box>
          <text:p text:style-name="MP12"><text:span text:style-name="MT9">Click to edit the title text formatPresentation Title</text:span></text:p>
        </draw:text-box>
      </draw:frame>
      <draw:frame draw:name="Picture 6" draw:style-name="Mgr4" draw:text-style-name="MP5" draw:layer="backgroundobjects" svg:width="8.749cm" svg:height="2.739cm" svg:x="18.082cm" svg:y="6.202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9" draw:text-style-name="MP11" draw:layer="backgroundobjects" svg:width="20.124cm" svg:height="1.942cm" svg:x="2.625cm" svg:y="12.833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16" draw:layer="backgroundobjects" svg:width="9.799cm" svg:height="0.698cm" svg:x="9.099cm" svg:y="19.91cm">
        <text:p text:style-name="MP15"><text:span text:style-name="MT11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custom-shape draw:name="TextBox 10" draw:style-name="Mgr5" draw:text-style-name="MP18" draw:layer="backgroundobjects" svg:width="4.524cm" svg:height="0.425cm" svg:x="11.107cm" svg:y="18.683cm">
        <text:p text:style-name="MP17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5" draw:layer="layout" svg:width="1.05cm" svg:height="0.931cm" svg:x="4.613cm" svg:y="13.706cm">
            <draw:image xlink:href="Pictures/1000000000000113000000B71AA8388605D002F3.png" xlink:type="simple" xlink:show="embed" xlink:actuate="onLoad">
              <text:p/>
            </draw:image>
          </draw:frame>
          <draw:custom-shape draw:name="Rectangle 16" draw:style-name="Mgr9" draw:text-style-name="MP20" draw:layer="layout" svg:width="7.466cm" svg:height="1.464cm" svg:x="1.405cm" svg:y="14.957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5" draw:layer="layout" svg:width="1.048cm" svg:height="0.931cm" svg:x="22.342cm" svg:y="13.706cm">
            <draw:image xlink:href="Pictures/1000000000000113000000B71AA8388605D002F3.png" xlink:type="simple" xlink:show="embed" xlink:actuate="onLoad">
              <text:p/>
            </draw:image>
          </draw:frame>
          <draw:custom-shape draw:name="Rectangle 18" draw:style-name="Mgr9" draw:text-style-name="MP20" draw:layer="layout" svg:width="7.454cm" svg:height="1.464cm" svg:x="19.139cm" svg:y="14.957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5" draw:layer="layout" svg:width="1.049cm" svg:height="0.931cm" svg:x="13.48cm" svg:y="13.706cm">
            <draw:image xlink:href="Pictures/100000000000013B000000A0FB1F0B51288FDA31.jpg" xlink:type="simple" xlink:show="embed" xlink:actuate="onLoad">
              <text:p/>
            </draw:image>
          </draw:frame>
          <draw:custom-shape draw:name="Rectangle 20" draw:style-name="Mgr9" draw:text-style-name="MP20" draw:layer="layout" svg:width="7.453cm" svg:height="1.464cm" svg:x="10.278cm" svg:y="14.957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8" draw:layer="backgroundobjects" svg:width="18.899cm" svg:height="0.867cm" svg:x="4.549cm" svg:y="1.62cm">
        <text:p text:style-name="MP17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5" draw:layer="layout" svg:width="13.391cm" svg:height="6.998cm" svg:x="8.935cm" svg:y="3.656cm">
          <draw:image xlink:href="Pictures/100000000000034A000001B8A2B0059AD093091C.jpg" xlink:type="simple" xlink:show="embed" xlink:actuate="onLoad">
            <text:p/>
          </draw:image>
        </draw:frame>
        <draw:frame draw:name="Picture 13" draw:style-name="Mgr4" draw:text-style-name="MP5" draw:layer="layout" svg:width="3.588cm" svg:height="2.798cm" svg:x="5.671cm" svg:y="8.089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5" draw:layer="backgroundobjects" svg:width="0.728cm" svg:height="0.97cm" svg:x="7.582cm" svg:y="18.41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5" draw:layer="backgroundobjects" svg:width="0.819cm" svg:height="1.091cm" svg:x="18.43cm" svg:y="18.35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25.199cm" svg:height="3.504cm" svg:x="1.4cm" svg:y="0.837cm" presentation:class="title" presentation:placeholder="true">
        <draw:text-box/>
      </draw:frame>
      <draw:frame presentation:style-name="Address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custom-shape draw:name="TextBox 7" draw:style-name="Mgr10" draw:text-style-name="MP22" draw:layer="backgroundobjects" svg:width="10.031cm" svg:height="5.259cm" svg:x="17.092cm" svg:y="9.263cm">
        <text:p text:style-name="MP21"><text:span text:style-name="MT20">Fairness</text:span></text:p>
        <text:p text:style-name="MP21"><text:span text:style-name="MT20">Learning</text:span></text:p>
        <text:p text:style-name="MP21"><text:span text:style-name="MT20">Responsibility</text:span></text:p>
        <text:p text:style-name="MP21"><text:span text:style-name="MT20">Innovation</text:span></text:p>
        <text:p text:style-name="MP21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18" draw:layer="backgroundobjects" svg:width="22.166cm" svg:height="1.038cm" svg:x="0cm" svg:y="5.833cm">
        <text:p text:style-name="MP17"><text:span text:style-name="MT8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5" draw:layer="backgroundobjects" svg:width="8.428cm" svg:height="2.633cm" svg:x="17.894cm" svg:y="1.642cm">
        <draw:image xlink:href="Pictures/1000020100000373000000CFB9F0C828824C8DF8.png" xlink:type="simple" xlink:show="embed" xlink:actuate="onLoad">
          <text:p/>
        </draw:image>
      </draw:frame>
      <draw:frame draw:name="Picture 9" draw:style-name="Mgr4" draw:text-style-name="MP5" draw:layer="backgroundobjects" svg:width="8.924cm" svg:height="11.529cm" svg:x="6.621cm" svg:y="8.692cm">
        <draw:image xlink:href="Pictures/1000000000000231000002203D9EEC9291A532DA.jpg" xlink:type="simple" xlink:show="embed" xlink:actuate="onLoad">
          <text:p/>
        </draw:image>
      </draw:frame>
      <draw:frame presentation:style-name="Closing-title" draw:layer="backgroundobjects" svg:width="25.199cm" svg:height="3.504cm" svg:x="1.4cm" svg:y="0.837cm" presentation:class="title" presentation:placeholder="true">
        <draw:text-box/>
      </draw:frame>
      <draw:frame presentation:style-name="Closing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13" draw:text-style-name="MP4" draw:layer="backgroundobjects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3.429cm" svg:height="0.645cm" svg:x="24.077cm" svg:y="20.234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svg:width="1.129cm" svg:height="0.425cm" svg:x="0.041cm" svg:y="20.342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5" draw:layer="backgroundobjects" svg:x1="0.476cm" svg:y1="2.332cm" svg:x2="22.876cm" svg:y2="2.332cm">
          <text:p/>
        </draw:line>
        <draw:line draw:name="Straight Connector 13" draw:style-name="Mgr7" draw:text-style-name="MP5" draw:layer="backgroundobjects" svg:x1="22.971cm" svg:y1="2.332cm" svg:x2="27.521cm" svg:y2="2.332cm">
          <text:p/>
        </draw:line>
      </draw:g>
      <draw:g draw:name="Group 15">
        <draw:line draw:name="Straight Connector 17" draw:style-name="Mgr7" draw:text-style-name="MP5" draw:layer="backgroundobjects" svg:x1="0.49cm" svg:y1="19.832cm" svg:x2="22.89cm" svg:y2="19.832cm">
          <text:p/>
        </draw:line>
        <draw:line draw:name="Straight Connector 18" draw:style-name="Mgr6" draw:text-style-name="MP5" draw:layer="backgroundobjects" svg:x1="22.958cm" svg:y1="19.832cm" svg:x2="27.508cm" svg:y2="19.832cm">
          <text:p/>
        </draw:line>
      </draw:g>
      <draw:frame draw:name="Content Placeholder 2" presentation:style-name="Mpr16" draw:text-style-name="MP11" draw:layer="backgroundobjects" svg:width="27.03cm" svg:height="16.798cm" svg:x="0.478cm" svg:y="2.72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7" draw:text-style-name="MP13" draw:layer="backgroundobjects" svg:width="25.081cm" svg:height="1.631cm" svg:x="0.292cm" svg:y="0.311cm" presentation:class="title" presentation:user-transformed="true">
        <draw:text-box>
          <text:p text:style-name="MP12"><text:span text:style-name="MT8">Click to edit the title text formatClick to edit Master title style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5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7:18:24.764566286</meta:creation-date>
    <meta:editing-duration>P1DT10H2M45S</meta:editing-duration>
    <meta:editing-cycles>329</meta:editing-cycles>
    <meta:generator>LibreOffice/4.2.8.2$Linux_X86_64 LibreOffice_project/420m0$Build-2</meta:generator>
    <dc:date>2017-11-21T17:23:21.869414271</dc:date>
    <meta:document-statistic meta:object-count="245"/>
  </office:meta>
</office:document-meta>
</file>